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ca75f"/>
    </style:style>
    <style:style style:name="P2" style:family="paragraph" style:parent-style-name="Text_20_body">
      <style:text-properties officeooo:rsid="001f9dc9" officeooo:paragraph-rsid="001f9dc9"/>
    </style:style>
    <style:style style:name="P3" style:family="paragraph" style:parent-style-name="Text_20_body">
      <style:text-properties fo:font-size="12pt" officeooo:rsid="0021083e" officeooo:paragraph-rsid="0021083e" style:font-size-asian="10.5pt" style:font-size-complex="12pt"/>
    </style:style>
    <style:style style:name="P4" style:family="paragraph" style:parent-style-name="Text_20_body">
      <style:text-properties fo:font-size="12pt" fo:font-weight="bold" officeooo:rsid="001f9dc9" officeooo:paragraph-rsid="001f9dc9" style:font-size-asian="10.5pt" style:font-weight-asian="bold" style:font-size-complex="12pt" style:font-weight-complex="bold"/>
    </style:style>
    <style:style style:name="P5" style:family="paragraph" style:parent-style-name="Standard">
      <style:text-properties officeooo:rsid="001910e4" officeooo:paragraph-rsid="001910e4"/>
    </style:style>
    <style:style style:name="P6" style:family="paragraph" style:parent-style-name="Standard">
      <style:text-properties officeooo:paragraph-rsid="001910e4"/>
    </style:style>
    <style:style style:name="P7" style:family="paragraph" style:parent-style-name="Standard">
      <style:text-properties officeooo:rsid="001b89cc" officeooo:paragraph-rsid="001b89cc"/>
    </style:style>
    <style:style style:name="P8" style:family="paragraph" style:parent-style-name="Standard">
      <style:text-properties officeooo:paragraph-rsid="001b89cc"/>
    </style:style>
    <style:style style:name="P9" style:family="paragraph" style:parent-style-name="Standard">
      <style:text-properties officeooo:rsid="001ca75f" officeooo:paragraph-rsid="001ca75f"/>
    </style:style>
    <style:style style:name="P10" style:family="paragraph" style:parent-style-name="Standard">
      <style:text-properties officeooo:rsid="001dcedf" officeooo:paragraph-rsid="001dcedf"/>
    </style:style>
    <style:style style:name="P11" style:family="paragraph" style:parent-style-name="Standard">
      <style:text-properties fo:font-weight="bold" officeooo:rsid="001b89cc" officeooo:paragraph-rsid="001b89cc" style:font-weight-asian="bold" style:font-weight-complex="bold"/>
    </style:style>
    <style:style style:name="P12" style:family="paragraph" style:parent-style-name="Standard">
      <style:text-properties fo:font-weight="bold" officeooo:paragraph-rsid="001b89cc" style:font-weight-asian="bold" style:font-weight-complex="bold"/>
    </style:style>
    <style:style style:name="P13" style:family="paragraph" style:parent-style-name="Standard">
      <style:text-properties fo:font-weight="bold" officeooo:rsid="001ca75f" officeooo:paragraph-rsid="001ca75f" style:font-weight-asian="bold" style:font-weight-complex="bold"/>
    </style:style>
    <style:style style:name="P14" style:family="paragraph" style:parent-style-name="Standard">
      <style:text-properties fo:font-weight="bold" officeooo:rsid="001f9dc9" officeooo:paragraph-rsid="001f9dc9" style:font-weight-asian="bold" style:font-weight-complex="bold"/>
    </style:style>
    <style:style style:name="P15" style:family="paragraph" style:parent-style-name="Standard">
      <style:text-properties fo:font-weight="bold" officeooo:rsid="001dcedf" officeooo:paragraph-rsid="001dcedf" style:font-weight-asian="bold" style:font-weight-complex="bold"/>
    </style:style>
    <style:style style:name="P16" style:family="paragraph" style:parent-style-name="Standard">
      <style:text-properties officeooo:paragraph-rsid="001f9dc9"/>
    </style:style>
    <style:style style:name="P17" style:family="paragraph" style:parent-style-name="Standard">
      <style:text-properties style:font-name="Liberation Mono" fo:font-size="10pt" officeooo:paragraph-rsid="001f9dc9" style:font-size-asian="10pt" style:font-size-complex="10pt"/>
    </style:style>
    <style:style style:name="P18" style:family="paragraph" style:parent-style-name="Standard">
      <style:text-properties style:font-name="Liberation Mono" fo:font-size="10pt" officeooo:rsid="001b89cc" officeooo:paragraph-rsid="001b89cc" style:font-size-asian="10pt" style:font-size-complex="10pt"/>
    </style:style>
    <style:style style:name="P19" style:family="paragraph" style:parent-style-name="Standard">
      <style:text-properties style:font-name="Liberation Mono" fo:font-size="10pt" officeooo:rsid="001ca75f" officeooo:paragraph-rsid="001ca75f" style:font-size-asian="10pt" style:font-size-complex="10pt"/>
    </style:style>
    <style:style style:name="P20" style:family="paragraph" style:parent-style-name="Standard">
      <style:text-properties fo:font-size="15pt" fo:font-weight="bold" officeooo:rsid="001910e4" officeooo:paragraph-rsid="001910e4" style:font-size-asian="15pt" style:font-weight-asian="bold" style:font-size-complex="15pt" style:font-weight-complex="bold"/>
    </style:style>
    <style:style style:name="P21" style:family="paragraph" style:parent-style-name="Preformatted_20_Text">
      <style:text-properties officeooo:rsid="001ca75f" officeooo:paragraph-rsid="001ca75f"/>
    </style:style>
    <style:style style:name="P22" style:family="paragraph" style:parent-style-name="Preformatted_20_Text">
      <style:text-properties officeooo:paragraph-rsid="001f9dc9"/>
    </style:style>
    <style:style style:name="P23" style:family="paragraph" style:parent-style-name="Preformatted_20_Text">
      <style:text-properties style:font-name="Liberation Serif" fo:font-size="12pt" officeooo:rsid="001ca75f" officeooo:paragraph-rsid="001ca75f" style:font-size-asian="12pt" style:font-size-complex="12pt"/>
    </style:style>
    <style:style style:name="P24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910e4"/>
    </style:style>
    <style:style style:name="T2" style:family="text">
      <style:text-properties officeooo:rsid="001f0f2b"/>
    </style:style>
    <style:style style:name="T3" style:family="text">
      <style:text-properties officeooo:rsid="001f9dc9"/>
    </style:style>
    <style:style style:name="T4" style:family="text">
      <style:text-properties style:font-name="Liberation Serif" fo:font-size="12pt" officeooo:rsid="001f9dc9" style:font-size-asian="10.5pt" style:font-size-complex="12pt"/>
    </style:style>
    <style:style style:name="T5" style:family="text">
      <style:text-properties style:font-name="Liberation Serif" fo:font-size="12pt" fo:font-weight="bold" officeooo:rsid="001f9dc9" style:font-size-asian="10.5pt" style:font-weight-asian="bold" style:font-size-complex="12pt" style:font-weight-complex="bold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10pt" officeooo:rsid="001f9dc9" style:font-size-asian="10pt" style:font-size-complex="10pt"/>
    </style:style>
    <style:style style:name="T8" style:family="text">
      <style:text-properties style:font-name="Liberation Mono" fo:font-size="10pt" officeooo:rsid="001910e4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910e4" style:font-size-asian="10pt" style:font-size-complex="10pt"/>
    </style:style>
    <style:style style:name="T11" style:family="text">
      <style:text-properties fo:font-size="10pt" officeooo:rsid="001f9dc9" style:font-size-asian="10pt" style:font-size-complex="10pt"/>
    </style:style>
    <style:style style:name="T12" style:family="text">
      <style:text-properties officeooo:rsid="0021083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f9dc9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Nextcloud Installation Steps</text:p>
      <text:p text:style-name="P5"/>
      <text:p text:style-name="P11">Install and configure apache</text:p>
      <text:p text:style-name="P5"/>
      <text:p text:style-name="P12"><text:span text:style-name="T1">Download and unzip latest Nextcloud zip file into web root /var/www/html/ </text:span></text:p>
      <text:p text:style-name="P8"><text:tab/><text:span text:style-name="T6">cd /var/www/html</text:span></text:p>
      <text:p text:style-name="P6"><text:span text:style-name="T8"><text:tab/>wget “</text:span><text:a xlink:type="simple" xlink:href="https://download.nextcloud.com/server/releases/latest-12.zip" text:style-name="Internet_20_link" text:visited-style-name="Visited_20_Internet_20_Link"><text:span text:style-name="T6">https://download.nextcloud.com/server/releases/latest-12.zip</text:span></text:a><text:span text:style-name="T6">”</text:span></text:p>
      <text:p text:style-name="P18"><text:tab/>unzip latest-12.zip</text:p>
      <text:p text:style-name="P7"/>
      <text:p text:style-name="P13">Install MySQL and run secure installation</text:p>
      <text:p text:style-name="P21"><text:span text:style-name="Source_20_Text"><text:tab/>sudo apt-get update</text:span></text:p>
      <text:p text:style-name="Preformatted_20_Text"><text:span text:style-name="Source_20_Text"><text:tab/>sudo apt-get install mysql-server</text:span></text:p>
      <text:p text:style-name="P24"><text:span text:style-name="Source_20_Text"><text:tab/>mysql_secure_installation</text:span></text:p>
      <text:p text:style-name="P14">Create a new mysql databse</text:p>
      <text:p text:style-name="P17"><text:span text:style-name="T3"><text:tab/>CREATE DATABASE exampleDatabase;</text:span></text:p>
      <text:p text:style-name="P17"/>
      <text:p text:style-name="P16"><text:span text:style-name="Source_20_Text"><text:span text:style-name="T5">Create a new mysql user and grant them all privileges on that database</text:span></text:span></text:p>
      <text:p text:style-name="P22"><text:span text:style-name="Source_20_Text"><text:span text:style-name="T7"><text:tab/></text:span></text:span><text:span text:style-name="Source_20_Text"><text:span text:style-name="T7">CREATE USER 'newuser'@'localhost' IDENTIFIED BY 'password';</text:span></text:span></text:p>
      <text:p text:style-name="P22"><text:span text:style-name="Source_20_Text"><text:span text:style-name="T7"><text:tab/>GRANT ALL PRIVILEGES ON exampleDatabase . * TO 'newuser'@'localhost';</text:span></text:span></text:p>
      <text:p text:style-name="P16"><text:span text:style-name="Source_20_Text"><text:span text:style-name="T4"/></text:span></text:p>
      <text:p text:style-name="P13">Create a nextcloud configuration file</text:p>
      <text:p text:style-name="P19"><text:tab/>nano /etc/apache2/sites-available/nextcloud.conf</text:p>
      <text:p text:style-name="P23"/>
      <text:p text:style-name="P23"><text:tab/><text:span text:style-name="T13">Add the follow</text:span><text:span text:style-name="T14">ing</text:span><text:span text:style-name="T13"> lines to the file </text:span><text:span text:style-name="T14">and then save it</text:span></text:p>
      <text:p text:style-name="P21"/>
      <text:p text:style-name="P21"><text:tab/>Alias /nextcloud "/var/www/nextcloud/"</text:p>
      <text:p text:style-name="Preformatted_20_Text"><text:tab/></text:p>
      <text:p text:style-name="Preformatted_20_Text"><text:tab/>&lt;Directory /var/www/nextcloud/&gt;</text:p>
      <text:p text:style-name="Preformatted_20_Text"><text:tab/> <text:s/>Options +FollowSymlinks</text:p>
      <text:p text:style-name="Preformatted_20_Text"><text:tab/> <text:s/>AllowOverride All</text:p>
      <text:p text:style-name="Preformatted_20_Text"><text:tab/></text:p>
      <text:p text:style-name="Preformatted_20_Text"><text:tab/> &lt;IfModule mod_dav.c&gt;</text:p>
      <text:p text:style-name="Preformatted_20_Text"><text:tab/> <text:s/>Dav off</text:p>
      <text:p text:style-name="Preformatted_20_Text"><text:tab/> &lt;/IfModule&gt;</text:p>
      <text:p text:style-name="Preformatted_20_Text"><text:tab/></text:p>
      <text:p text:style-name="Preformatted_20_Text"><text:tab/> SetEnv HOME /var/www/nextcloud</text:p>
      <text:p text:style-name="Preformatted_20_Text"><text:tab/> SetEnv HTTP_HOME /var/www/nextcloud</text:p>
      <text:p text:style-name="Preformatted_20_Text"><text:tab/></text:p>
      <text:p text:style-name="P24"><text:tab/>&lt;/Directory&gt;</text:p>
      <text:p text:style-name="P13">Create a symlink for nextcloud.conf</text:p>
      <text:p text:style-name="P21"><text:span text:style-name="Source_20_Text"><text:tab/>ln -s /etc/apache2/sites-available/nextcloud.conf /etc/apache2/sites-<text:tab/>enabled/nextcloud.conf</text:span></text:p>
      <text:p text:style-name="P9"/>
      <text:p text:style-name="P15">Install necessary php modules</text:p>
      <text:p text:style-name="P10"><text:tab/>apt-get install php5.6-dom php5.6-xml php5.6-mbstring php5.6-gd php5.6-curl <text:span text:style-name="T2">php5.6-<text:tab/>mysql</text:span></text:p>
      <text:p text:style-name="P9"/>
      <text:p text:style-name="P2"><text:span text:style-name="T13">Navigate to </text:span><text:a xlink:type="simple" xlink:href="http://yourdomainname/nextcloud" text:style-name="Internet_20_link" text:visited-style-name="Visited_20_Internet_20_Link"><text:span text:style-name="T13">http://yourdomainnam</text:span></text:a><text:a xlink:type="simple" xlink:href="http://yourdomainname/nextcloud" text:style-name="Internet_20_link" text:visited-style-name="Visited_20_Internet_20_Link"><text:span text:style-name="T13">e</text:span></text:a><text:a xlink:type="simple" xlink:href="http://yourdomainname/nextcloud" text:style-name="Internet_20_link" text:visited-style-name="Visited_20_Internet_20_Link"><text:span text:style-name="T13">/nextcloud</text:span></text:a><text:span text:style-name="T13"> (For frametag it’s currently setup at 103.25.58.154/nextcloud)</text:span></text:p>
      <text:p text:style-name="P2"><text:span text:style-name="T9">(I am actually only able to connect to our server using the IP address, it’s not working with the domain name for some reason. Not sure if it’s a DNS issue or something I’ve configured wrong on the server)</text:span></text:p>
      <text:p text:style-name="P4">Follow the steps on screen to create the nextcloud admin account and specify the directory on the server that you want the data stored</text:p>
      <text:p text:style-name="P4"><text:soft-page-break/>In the database section, provide the details of the mySQL database and user previously created, leaving the <text:span text:style-name="T12">hostname as localhost</text:span></text:p>
      <text:p text:style-name="P3"/>
      <text:p text:style-name="P2"><text:span text:style-name="T9"/></text:p>
      <text:p text:style-name="P2"><text:span text:style-name="T9"/></text:p>
      <text:list xml:id="list4306940133534599798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4:08:46.616419144</meta:creation-date>
    <dc:date>2018-03-27T16:48:24.156112401</dc:date>
    <meta:editing-duration>PT5M34S</meta:editing-duration>
    <meta:editing-cycles>1</meta:editing-cycles>
    <meta:document-statistic meta:table-count="0" meta:image-count="0" meta:object-count="0" meta:page-count="2" meta:paragraph-count="41" meta:word-count="230" meta:character-count="1824" meta:non-whitespace-character-count="1593"/>
    <meta:generator>LibreOffice/5.1.6.2$Linux_X86_64 LibreOffice_project/10m0$Build-2</meta:generator>
  </office:meta>
</office:document-meta>
</file>